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c3ac" officeooo:paragraph-rsid="001fc3ac"/>
    </style:style>
    <style:style style:name="P2" style:family="paragraph" style:parent-style-name="Standard">
      <style:text-properties officeooo:rsid="0021e5e4" officeooo:paragraph-rsid="001fc3ac"/>
    </style:style>
    <style:style style:name="P3" style:family="paragraph" style:parent-style-name="Standard" style:list-style-name="L1">
      <style:text-properties officeooo:rsid="0021e5e4" officeooo:paragraph-rsid="0021e5e4"/>
    </style:style>
    <style:style style:name="P4" style:family="paragraph" style:parent-style-name="Standard" style:list-style-name="L1">
      <style:text-properties officeooo:rsid="0021e5e4" officeooo:paragraph-rsid="002540f8"/>
    </style:style>
    <style:style style:name="P5" style:family="paragraph" style:parent-style-name="Standard" style:list-style-name="L1">
      <style:text-properties officeooo:rsid="002540f8" officeooo:paragraph-rsid="002540f8"/>
    </style:style>
    <style:style style:name="P6" style:family="paragraph" style:parent-style-name="Standard" style:list-style-name="L1">
      <style:text-properties officeooo:rsid="0027472b" officeooo:paragraph-rsid="0027472b"/>
    </style:style>
    <style:style style:name="P7" style:family="paragraph" style:parent-style-name="Standard" style:list-style-name="L1">
      <style:text-properties officeooo:rsid="002b3e42" officeooo:paragraph-rsid="002b3e42"/>
    </style:style>
    <style:style style:name="P8" style:family="paragraph" style:parent-style-name="Standard" style:list-style-name="L1">
      <style:text-properties officeooo:rsid="0021e5e4" officeooo:paragraph-rsid="0027472b"/>
    </style:style>
    <style:style style:name="P9" style:family="paragraph" style:parent-style-name="Standard" style:list-style-name="L1">
      <style:text-properties officeooo:rsid="0021e5e4" officeooo:paragraph-rsid="002e75d7"/>
    </style:style>
    <style:style style:name="P10" style:family="paragraph" style:parent-style-name="Standard" style:list-style-name="L1">
      <style:text-properties officeooo:rsid="0027472b" officeooo:paragraph-rsid="002aad26"/>
    </style:style>
    <style:style style:name="P11" style:family="paragraph" style:parent-style-name="Standard" style:list-style-name="L1">
      <style:text-properties officeooo:rsid="0029b2b0" officeooo:paragraph-rsid="0029b2b0"/>
    </style:style>
    <style:style style:name="P12" style:family="paragraph" style:parent-style-name="Standard" style:list-style-name="L1">
      <style:text-properties officeooo:rsid="00308ee4" officeooo:paragraph-rsid="00310ffc"/>
    </style:style>
    <style:style style:name="P13" style:family="paragraph" style:parent-style-name="Standard" style:list-style-name="L1">
      <style:text-properties officeooo:rsid="002b3e42" officeooo:paragraph-rsid="00310ffc"/>
    </style:style>
    <style:style style:name="P14" style:family="paragraph" style:parent-style-name="Standard" style:list-style-name="L1">
      <style:text-properties style:text-underline-style="none" officeooo:rsid="0021e5e4" officeooo:paragraph-rsid="0021e5e4"/>
    </style:style>
    <style:style style:name="P15" style:family="paragraph" style:parent-style-name="Standard" style:list-style-name="L1">
      <style:text-properties style:text-underline-style="none" officeooo:rsid="002e75d7" officeooo:paragraph-rsid="002e75d7"/>
    </style:style>
    <style:style style:name="T1" style:family="text">
      <style:text-properties officeooo:rsid="002540f8"/>
    </style:style>
    <style:style style:name="T2" style:family="text">
      <style:text-properties officeooo:rsid="0027472b"/>
    </style:style>
    <style:style style:name="T3" style:family="text">
      <style:text-properties officeooo:rsid="00271eeb"/>
    </style:style>
    <style:style style:name="T4" style:family="text">
      <style:text-properties officeooo:rsid="002e75d7"/>
    </style:style>
    <style:style style:name="T5" style:family="text">
      <style:text-properties officeooo:rsid="0029b2b0"/>
    </style:style>
    <style:style style:name="T6" style:family="text">
      <style:text-properties officeooo:rsid="0028f68a"/>
    </style:style>
    <style:style style:name="T7" style:family="text">
      <style:text-properties officeooo:rsid="002aad26"/>
    </style:style>
    <style:style style:name="T8" style:family="text">
      <style:text-properties officeooo:rsid="002b3e4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개요</text:p>
      <text:p text:style-name="P2"/>
      <text:list text:style-name="L1">
        <text:list-item>
          <text:p text:style-name="P3">왜 비트코인은 서명 방식에 <text:span text:style-name="T1">RSA/Schnorr 를 채택하지 않았나? </text:span><text:span text:style-name="T2">(짧게)</text:span></text:p>
          <text:list>
            <text:list-item>
              <text:p text:style-name="P3">이유</text:p>
              <text:list>
                <text:list-item>
                  <text:p text:style-name="P3">RSA – <text:span text:style-name="T1">128 비트 보안 강도 위해선 3072 비트 키 필요</text:span></text:p>
                </text:list-item>
                <text:list-item>
                  <text:p text:style-name="P3">Schnorr - 비트코인이 릴리즈된 <text:span text:style-name="T1">2008년은 특허 만료 이전, 표준 </text:span><text:span text:style-name="T3">OpenSSL</text:span><text:span text:style-name="T1"> 구현체 없었음</text:span></text:p>
                </text:list-item>
              </text:list>
            </text:list-item>
            <text:list-item>
              <text:p text:style-name="P4">ECDS<text:span text:style-name="T1">A</text:span></text:p>
              <text:list>
                <text:list-item>
                  <text:p text:style-name="P5">2008 년 당시 표준적으로 쓰이던 타원곡선 기반 비대칭 암호화 기법</text:p>
                </text:list-item>
                <text:list-item>
                  <text:p text:style-name="P5">NIST p-256 대신에 secp256k1 사용</text:p>
                </text:list-item>
              </text:list>
            </text:list-item>
          </text:list>
        </text:list-item>
        <text:list-item>
          <text:p text:style-name="P3">secp256k1</text:p>
          <text:list>
            <text:list-item>
              <text:p text:style-name="P5">NIST p-256 간단 소개 (역사적 표준 맥락, NSA 백도어 의혹)</text:p>
            </text:list-item>
            <text:list-item>
              <text:p text:style-name="P5">개요</text:p>
              <text:list>
                <text:list-item>
                  <text:p text:style-name="P6">정의</text:p>
                </text:list-item>
                <text:list-item>
                  <text:p text:style-name="P6">타원곡선 위의 스칼라곱 (느려서 주요 최적화 타깃, <text:span text:style-name="T4">[1])</text:span></text:p>
                </text:list-item>
                <text:list-item>
                  <text:p text:style-name="P7">후술할 endomorphism 덕에 스칼라곱 30% 정도 최적화</text:p>
                </text:list-item>
              </text:list>
            </text:list-item>
          </text:list>
        </text:list-item>
        <text:list-item>
          <text:p text:style-name="P8">비트코인 풀노드에서 verify 가 중요한 이유</text:p>
          <text:list>
            <text:list-item>
              <text:p text:style-name="P9">트렌젝션 검증 과정</text:p>
            </text:list-item>
            <text:list-item>
              <text:p text:style-name="P9">verify 가 차지하는 비율 <text:span text:style-name="T4">[2]</text:span></text:p>
            </text:list-item>
            <text:list-item>
              <text:p text:style-name="P8">DOS 공격 방어</text:p>
            </text:list-item>
          </text:list>
        </text:list-item>
        <text:list-item>
          <text:p text:style-name="P6">libsecp256k1</text:p>
          <text:list>
            <text:list-item>
              <text:p text:style-name="P8">ECDSA over secp256k1 </text:p>
              <text:list>
                <text:list-item>
                  <text:p text:style-name="P10"><text:s/>2021년에 Schnorr 패치 적용 <text:span text:style-name="T5">(효율성 언급)</text:span></text:p>
                </text:list-item>
                <text:list-item>
                  <text:p text:style-name="P10">기존에 생성된 주소들은 여전히 <text:span text:style-name="T6">ECDSA 사용 (대부분)</text:span></text:p>
                </text:list-item>
                <text:list-item>
                  <text:p text:style-name="P6">./src/ecdsa_impl.h <text:span text:style-name="T7">(진입점만 간단히 소개)</text:span></text:p>
                </text:list-item>
              </text:list>
            </text:list-item>
            <text:list-item>
              <text:p text:style-name="P8">Schnorr over secp256k1</text:p>
              <text:list>
                <text:list-item>
                  <text:p text:style-name="P11"><text:span text:style-name="T8">verify</text:span>알고리즘 ↔ secp256k1_schnorrsig_verify대응</text:p>
                </text:list-item>
                <text:list-item>
                  <text:p text:style-name="P12">Strauss algorithm</text:p>
                  <text:list>
                    <text:list-item>
                      <text:p text:style-name="P13">계산법 소개</text:p>
                    </text:list-item>
                    <text:list-item>
                      <text:p text:style-name="P13">secp256k1_gej_set_ge</text:p>
                    </text:list-item>
                    <text:list-item>
                      <text:p text:style-name="P13">secp256k1_ge_set_gej_var</text:p>
                      <text:list>
                        <text:list-item>
                          <text:p text:style-name="P13">safegcd (짧게)</text:p>
                        </text:list-item>
                      </text:list>
                    </text:list-item>
                  </text:list>
                </text:list-item>
                <text:list-item>
                  <text:p text:style-name="P7">secp256k1_ecmult</text:p>
                  <text:list>
                    <text:list-item>
                      <text:p text:style-name="P7">field_5x52.h 트</text:p>
                    </text:list-item>
                    <text:list-item>
                      <text:p text:style-name="P7">windowd method</text:p>
                    </text:list-item>
                    <text:list-item>
                      <text:p text:style-name="P7">endomorphism (짧게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결론</text:p>
          <text:list>
            <text:list-item>
              <text:p text:style-name="P15">verify 는 중요하다 [2]</text:p>
            </text:list-item>
            <text:list-item>
              <text:p text:style-name="P15">ECC 비대칭 암호화시 주요 오버헤드는 스칼라곱 [1]</text:p>
            </text:list-item>
            <text:list-item>
              <text:p text:style-name="P15">libsecp256k1 에서는 field_5x52, windowed method, jacobian 등을 사용해 최적화함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2:51:22.616135922</meta:creation-date>
    <dc:date>2026-02-05T16:40:27.190522148</dc:date>
    <meta:editing-duration>PT5H9M47S</meta:editing-duration>
    <meta:editing-cycles>18</meta:editing-cycles>
    <meta:generator>LibreOffice/25.2.3.2$Linux_X86_64 LibreOffice_project/520$Build-2</meta:generator>
    <meta:print-date>2026-02-05T15:45:48.468918537</meta:print-date>
    <meta:document-statistic meta:table-count="0" meta:image-count="0" meta:object-count="0" meta:page-count="1" meta:paragraph-count="38" meta:word-count="386" meta:character-count="913" meta:non-whitespace-character-count="791"/>
  </office:meta>
</office:document-meta>
</file>